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252in"/>
    </style:style>
    <style:style style:name="TableColumn4" style:family="table-column">
      <style:table-column-properties style:column-width="1.252in"/>
    </style:style>
    <style:style style:name="TableColumn5" style:family="table-column">
      <style:table-column-properties style:column-width="1.252in"/>
    </style:style>
    <style:style style:name="TableColumn6" style:family="table-column">
      <style:table-column-properties style:column-width="1.252in"/>
    </style:style>
    <style:style style:name="TableColumn7" style:family="table-column">
      <style:table-column-properties style:column-width="1.252in"/>
    </style:style>
    <style:style style:name="Table2" style:family="table">
      <style:table-properties style:width="6.2604in" fo:margin-left="0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1" style:family="table-row">
      <style:table-row-properties style:min-row-height="0.2083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22" style:family="table-row">
      <style:table-row-properties style:min-row-height="0.2083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ableRow28" style:family="table-row">
      <style:table-row-properties style:min-row-height="0.2083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33" style:family="table-row">
      <style:table-row-properties style:min-row-height="0.2083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43" style:family="table-row">
      <style:table-row-properties style:min-row-height="0.2083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Row50" style:family="table-row">
      <style:table-row-properties style:min-row-height="0.739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 Light" style:font-name-asian="Calibri Light" style:font-name-complex="Calibri Light" fo:font-size="11pt" style:font-size-asian="11pt" style:font-size-complex="11pt" fo:language="fr" fo:country="F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57" style:family="table-row">
      <style:table-row-properties style:min-row-height="0.2083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68" style:family="table-row">
      <style:table-row-properties style:min-row-height="0.2083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Row79" style:family="table-row">
      <style:table-row-properties style:min-row-height="0.2083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P84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Calibri Light" style:font-name-asian="Calibri Light" style:font-name-complex="Calibri Light" fo:font-size="11pt" style:font-size-asian="11pt" style:font-size-complex="11pt" fo:language="fr" fo:country="FR"/>
    </style:style>
    <style:style style:name="T88" style:parent-style-name="DefaultParagraphFont" style:family="text">
      <style:text-properties fo:font-size="11pt" style:font-size-asian="11pt" style:font-size-complex="11pt" fo:language="fr" fo:country="FR"/>
    </style:style>
    <style:style style:name="T89" style:parent-style-name="DefaultParagraphFont" style:family="text">
      <style:text-properties fo:font-size="11pt" style:font-size-asian="11pt" style:font-size-complex="11pt" fo:language="fr" fo:country="FR"/>
    </style:style>
    <style:style style:name="T90" style:parent-style-name="DefaultParagraphFont" style:family="text">
      <style:text-properties fo:font-size="11pt" style:font-size-asian="11pt" style:font-size-complex="11pt" fo:language="fr" fo:country="FR"/>
    </style:style>
    <style:style style:name="T91" style:parent-style-name="DefaultParagraphFont" style:family="text">
      <style:text-properties fo:font-size="11pt" style:font-size-asian="11pt" style:font-size-complex="11pt" fo:language="fr" fo:country="FR"/>
    </style:style>
    <style:style style:name="T92" style:parent-style-name="DefaultParagraphFont" style:family="text">
      <style:text-properties fo:font-size="11pt" style:font-size-asian="11pt" style:font-size-complex="11pt" fo:language="fr" fo:country="FR"/>
    </style:style>
    <style:style style:name="T93" style:parent-style-name="DefaultParagraphFont" style:family="text">
      <style:text-properties fo:font-size="11pt" style:font-size-asian="11pt" style:font-size-complex="11pt" fo:language="fr" fo:country="FR"/>
    </style:style>
    <style:style style:name="T94" style:parent-style-name="DefaultParagraphFont" style:family="text">
      <style:text-properties fo:font-size="11pt" style:font-size-asian="11pt" style:font-size-complex="11pt" fo:language="fr" fo:country="F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110" style:family="table-row">
      <style:table-row-properties style:min-row-height="0.2083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11pt" style:font-size-asian="11pt" style:font-size-complex="11pt" fo:language="fr" fo:country="FR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121" style:family="table-row">
      <style:table-row-properties style:min-row-height="0.2083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143" style:family="table-row">
      <style:table-row-properties style:min-row-height="0.2083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Row150" style:family="table-row">
      <style:table-row-properties style:min-row-height="0.2083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size="11pt" style:font-size-asian="11pt" style:font-size-complex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5">
            <text:p text:style-name="P10">Formulaire de scénario de test</text:p>
          </table:table-cell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Cas de test</text:p>
          </table:table-cell>
          <table:table-cell table:style-name="TableCell25" table:number-columns-spanned="4">
            <text:p text:style-name="P26"><text:span text:style-name="T27">Test cas echange</text:span></text:p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Système</text:p>
          </table:table-cell>
          <table:table-cell table:style-name="TableCell31" table:number-columns-spanned="4">
            <text:p text:style-name="P32">Interface JavaScript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>
            <text:p text:style-name="P35">Description</text:p>
          </table:table-cell>
          <table:table-cell table:style-name="TableCell36" table:number-columns-spanned="4">
            <text:p text:style-name="P37">L’un des scénarios possibles du jeu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>
            <text:p text:style-name="P40"/>
          </table:table-cell>
          <table:table-cell table:style-name="TableCell41" table:number-columns-spanned="4">
            <text:p text:style-name="P42"/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3">
            <text:p text:style-name="P45">Préconditions</text:p>
          </table:table-cell>
          <table:covered-table-cell/>
          <table:covered-table-cell/>
          <table:table-cell table:style-name="TableCell46">
            <text:p text:style-name="P47">Commentaires</text:p>
          </table:table-cell>
          <table:table-cell table:style-name="TableCell48">
            <text:p text:style-name="P49">Exigences correspondantes</text:p>
          </table:table-cell>
        </table:table-row>
        <table:table-row table:style-name="TableRow50">
          <table:table-cell table:style-name="TableCell51" table:number-columns-spanned="3">
            <text:p text:style-name="P52">Le joueur 1 se trouve sur la case 10, le joueur 2 se trouve sur la case 20<text:s/>et il se trouve sur une bombe<text:s/>(ou autre case spéciale qui n'est pas une case échange)<text:s/>déjà activée. C'est au tour du joueur 1 de jouer.</text:p>
          </table:table-cell>
          <table:covered-table-cell/>
          <table:covered-table-cell/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Etape</text:p>
          </table:table-cell>
          <table:table-cell table:style-name="TableCell71">
            <text:p text:style-name="P72">Action</text:p>
          </table:table-cell>
          <table:table-cell table:style-name="TableCell73">
            <text:p text:style-name="P74">Réponse attendue</text:p>
          </table:table-cell>
          <table:table-cell table:style-name="TableCell75">
            <text:p text:style-name="P76">Commentaires</text:p>
          </table:table-cell>
          <table:table-cell table:style-name="TableCell77">
            <text:p text:style-name="P78">Exigence correspondantes</text:p>
          </table:table-cell>
        </table:table-row>
        <table:table-row table:style-name="TableRow79">
          <table:table-cell table:style-name="TableCell80">
            <text:p text:style-name="P81">ET1.1</text:p>
          </table:table-cell>
          <table:table-cell table:style-name="TableCell82">
            <text:p text:style-name="P83">Le joueur 1 clique sur le bouton “lancer les dés”</text:p>
            <text:p text:style-name="P84"/>
          </table:table-cell>
          <table:table-cell table:style-name="TableCell85">
            <text:p text:style-name="P86"><text:span text:style-name="T87">L'animation du lancer de dés s'affiche<text:s/></text:span><text:span text:style-name="T88">et le<text:s/></text:span><text:span text:style-name="T89">joue</text:span><text:span text:style-name="T90">r</text:span><text:span text:style-name="T91">r 1<text:s/></text:span><text:span text:style-name="T92">avance de<text:s/></text:span><text:span text:style-name="T93">n</text:span><text:span text:style-name="T94"><text:s/>cases.</text:span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ET1.2</text:p>
          </table:table-cell>
          <table:table-cell table:style-name="TableCell102">
            <text:p text:style-name="P103">-</text:p>
          </table:table-cell>
          <table:table-cell table:style-name="TableCell104">
            <text:p text:style-name="P105">Le joueur 1 tombe sur cas “Echange”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ET1.3</text:p>
          </table:table-cell>
          <table:table-cell table:style-name="TableCell113">
            <text:p text:style-name="P114">-</text:p>
          </table:table-cell>
          <table:table-cell table:style-name="TableCell115">
            <text:p text:style-name="P116">Les pions changent de place. Le joueur 2 se trouve sur la case 10+n, <text:s/>et le joueur 1 se trouve sur la case 20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EX1</text:p>
          </table:table-cell>
        </table:table-row>
        <table:table-row table:style-name="TableRow121">
          <table:table-cell table:style-name="TableCell122">
            <text:p text:style-name="P123">ET1.4</text:p>
          </table:table-cell>
          <table:table-cell table:style-name="TableCell124">
            <text:p text:style-name="P125">-</text:p>
          </table:table-cell>
          <table:table-cell table:style-name="TableCell126">
            <text:p text:style-name="P127">Le joueur 1 déclenche la bombe et perd un point de vie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EX2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 table:number-columns-spanned="3">
            <text:p text:style-name="P145">Postconditions</text:p>
          </table:table-cell>
          <table:covered-table-cell/>
          <table:covered-table-cell/>
          <table:table-cell table:style-name="TableCell146">
            <text:p text:style-name="P147">Commentaires</text:p>
          </table:table-cell>
          <table:table-cell table:style-name="TableCell148">
            <text:p text:style-name="P149">Exigences correspondantes</text:p>
          </table:table-cell>
        </table:table-row>
        <table:table-row table:style-name="TableRow150">
          <table:table-cell table:style-name="TableCell151" table:number-columns-spanned="3">
            <text:p text:style-name="P152">Le joueur 1 et le joueur 2 ont échangé leurs places. Le joueur 1 a perdu une vie.</text:p>
          </table:table-cell>
          <table:covered-table-cell/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Calibri Light" style:font-name-asian="Calibri Light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аксим Вишняков</meta:initial-creator>
    <dc:creator>Максим Вишняков</dc:creator>
    <meta:creation-date>2026-04-22T07:45:00Z</meta:creation-date>
    <dc:date>2026-04-22T07:45:00Z</dc:date>
    <meta:template xlink:href="Normal.dotm" xlink:type="simple"/>
    <meta:editing-cycles>1</meta:editing-cycles>
    <meta:editing-duration>PT0S</meta:editing-duration>
    <meta:document-statistic meta:page-count="1" meta:paragraph-count="2" meta:word-count="151" meta:character-count="1013" meta:row-count="7" meta:non-whitespace-character-count="864"/>
  </office:meta>
</office:document-meta>
</file>